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" manifest:media-type="application/vnd.sun.star.oleobject"/>
  <manifest:file-entry manifest:full-path="layout-cache" manifest:media-type="application/binary"/>
  <manifest:file-entry manifest:full-path="Object 1" manifest:media-type="application/vnd.sun.star.oleobjec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0e3b" officeooo:paragraph-rsid="00010e3b" style:font-size-asian="16pt" style:font-size-complex="16pt"/>
    </style:style>
    <style:style style:name="P2" style:family="paragraph" style:parent-style-name="Standard">
      <style:text-properties fo:font-size="16pt" officeooo:rsid="00010e3b" officeooo:paragraph-rsid="000be303" style:font-size-asian="16pt" style:font-size-complex="16pt"/>
    </style:style>
    <style:style style:name="P3" style:family="paragraph" style:parent-style-name="Standard">
      <style:text-properties fo:font-size="16pt" officeooo:rsid="00010e3b" officeooo:paragraph-rsid="0010cb1c" style:font-size-asian="16pt" style:font-size-complex="16pt"/>
    </style:style>
    <style:style style:name="P4" style:family="paragraph" style:parent-style-name="Standard">
      <style:text-properties fo:font-size="16pt" officeooo:rsid="000334ce" officeooo:paragraph-rsid="000334ce" style:font-size-asian="16pt" style:font-size-complex="16pt"/>
    </style:style>
    <style:style style:name="P5" style:family="paragraph" style:parent-style-name="Standard">
      <style:text-properties fo:font-size="16pt" officeooo:rsid="0004ab45" officeooo:paragraph-rsid="0004ab45" style:font-size-asian="16pt" style:font-size-complex="16pt"/>
    </style:style>
    <style:style style:name="P6" style:family="paragraph" style:parent-style-name="Standard">
      <style:text-properties fo:font-size="16pt" officeooo:rsid="0004d6ff" officeooo:paragraph-rsid="0004d6ff" style:font-size-asian="16pt" style:font-size-complex="16pt"/>
    </style:style>
    <style:style style:name="P7" style:family="paragraph" style:parent-style-name="Standard">
      <style:text-properties fo:font-size="16pt" officeooo:rsid="0005c688" officeooo:paragraph-rsid="0005c688" style:font-size-asian="16pt" style:font-size-complex="16pt"/>
    </style:style>
    <style:style style:name="P8" style:family="paragraph" style:parent-style-name="Standard">
      <style:text-properties fo:font-size="16pt" officeooo:rsid="0005c688" officeooo:paragraph-rsid="0008c327" style:font-size-asian="16pt" style:font-size-complex="16pt"/>
    </style:style>
    <style:style style:name="P9" style:family="paragraph" style:parent-style-name="Standard">
      <style:text-properties fo:font-size="16pt" officeooo:rsid="0008c327" officeooo:paragraph-rsid="0008c327" style:font-size-asian="16pt" style:font-size-complex="16pt"/>
    </style:style>
    <style:style style:name="P10" style:family="paragraph" style:parent-style-name="Standard">
      <style:text-properties fo:font-size="16pt" officeooo:rsid="000a3574" officeooo:paragraph-rsid="000a3574" style:font-size-asian="16pt" style:font-size-complex="16pt"/>
    </style:style>
    <style:style style:name="P11" style:family="paragraph" style:parent-style-name="Standard">
      <style:text-properties fo:font-size="16pt" officeooo:rsid="000be303" officeooo:paragraph-rsid="000be303" style:font-size-asian="16pt" style:font-size-complex="16pt"/>
    </style:style>
    <style:style style:name="P12" style:family="paragraph" style:parent-style-name="Standard">
      <style:text-properties fo:font-size="16pt" officeooo:rsid="000be303" officeooo:paragraph-rsid="00127715" style:font-size-asian="16pt" style:font-size-complex="16pt"/>
    </style:style>
    <style:style style:name="P13" style:family="paragraph" style:parent-style-name="Standard">
      <style:text-properties fo:font-size="16pt" officeooo:rsid="000eee3d" officeooo:paragraph-rsid="000be303" style:font-size-asian="16pt" style:font-size-complex="16pt"/>
    </style:style>
    <style:style style:name="P14" style:family="paragraph" style:parent-style-name="Standard">
      <style:text-properties fo:font-size="16pt" officeooo:rsid="000eee3d" officeooo:paragraph-rsid="000eee3d" style:font-size-asian="16pt" style:font-size-complex="16pt"/>
    </style:style>
    <style:style style:name="P15" style:family="paragraph" style:parent-style-name="Standard">
      <style:text-properties fo:font-size="16pt" officeooo:rsid="000eee3d" officeooo:paragraph-rsid="0010cb1c" style:font-size-asian="16pt" style:font-size-complex="16pt"/>
    </style:style>
    <style:style style:name="P16" style:family="paragraph" style:parent-style-name="Standard">
      <style:text-properties fo:font-size="16pt" officeooo:rsid="000eee3d" officeooo:paragraph-rsid="00127715" style:font-size-asian="16pt" style:font-size-complex="16pt"/>
    </style:style>
    <style:style style:name="P17" style:family="paragraph" style:parent-style-name="Standard">
      <style:text-properties fo:font-size="16pt" officeooo:rsid="0010cb1c" officeooo:paragraph-rsid="0010cb1c" style:font-size-asian="16pt" style:font-size-complex="16pt"/>
    </style:style>
    <style:style style:name="P18" style:family="paragraph" style:parent-style-name="Standard">
      <style:text-properties fo:font-size="16pt" officeooo:rsid="00127715" officeooo:paragraph-rsid="00127715" style:font-size-asian="16pt" style:font-size-complex="16pt"/>
    </style:style>
    <style:style style:name="P19" style:family="paragraph" style:parent-style-name="Standard">
      <style:text-properties fo:font-size="16pt" fo:font-weight="bold" officeooo:rsid="00010e3b" officeooo:paragraph-rsid="00010e3b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0334ce" officeooo:paragraph-rsid="000334ce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04ab45" officeooo:paragraph-rsid="0004ab45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05c688" officeooo:paragraph-rsid="0008c327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bold" officeooo:rsid="000a3574" officeooo:paragraph-rsid="000a357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0be303" officeooo:paragraph-rsid="000be303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0be303" officeooo:paragraph-rsid="00127715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0eee3d" officeooo:paragraph-rsid="0010cb1c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0eee3d" officeooo:paragraph-rsid="00127715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bold" officeooo:rsid="000eee3d" officeooo:paragraph-rsid="000eee3d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127715" officeooo:paragraph-rsid="00127715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bold" officeooo:rsid="0010cb1c" officeooo:paragraph-rsid="0010cb1c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style:text-underline-style="none" fo:font-weight="bold" officeooo:rsid="00127715" officeooo:paragraph-rsid="00010e3b" style:font-size-asian="16pt" style:font-weight-asian="bold" style:font-size-complex="16pt" style:font-weight-complex="bold"/>
    </style:style>
    <style:style style:name="P32" style:family="paragraph" style:parent-style-name="Standard">
      <style:paragraph-properties fo:break-before="page"/>
      <style:text-properties fo:font-size="16pt" fo:font-weight="bold" officeooo:rsid="0010cb1c" officeooo:paragraph-rsid="0010cb1c" style:font-size-asian="16pt" style:font-weight-asian="bold" style:font-size-complex="16pt" style:font-weight-complex="bold"/>
    </style:style>
    <style:style style:name="T1" style:family="text">
      <style:text-properties officeooo:rsid="0010c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officeooo:rsid="00127715" style:font-weight-asian="bold" style:font-weight-complex="bold"/>
    </style:style>
    <style:style style:name="T4" style:family="text">
      <style:text-properties officeooo:rsid="00161766"/>
    </style:style>
    <style:style style:name="T5" style:family="text">
      <style:text-properties officeooo:rsid="0017c2de"/>
    </style:style>
    <style:style style:name="T6" style:family="text">
      <style:text-properties officeooo:rsid="001911e2"/>
    </style:style>
    <style:style style:name="T7" style:family="text">
      <style:text-properties officeooo:rsid="001913d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 draw:visible-area-width="3.7358in" draw:visible-area-height="4.7512in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 draw:visible-area-width="4.0791in" draw:visible-area-height="4.667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DD : <text:span text:style-name="T7">Test Driven Development </text:span></text:p>
      <text:p text:style-name="P1">Test is first</text:p>
      <text:p text:style-name="P1">TDD is Agile Process </text:p>
      <text:p text:style-name="P1"/>
      <text:p text:style-name="P19">Introduction to TDD</text:p>
      <text:p text:style-name="P1">Unit Test Best Practice</text:p>
      <text:p text:style-name="P1"/>
      <text:p text:style-name="P27">Fundamental Principal </text:p>
      <text:p text:style-name="P16">Think about what you are trying to do</text:p>
      <text:p text:style-name="P16">Follow the TDD cycle and the three l<text:span text:style-name="T6">a</text:span>w</text:p>
      <text:p text:style-name="P16">Never write new functionality without a failing Test</text:p>
      <text:p text:style-name="P16">Continually make small, Incremental Changes </text:p>
      <text:p text:style-name="P16"/>
      <text:p text:style-name="P25">Three L<text:span text:style-name="T4">aw</text:span> of TDD</text:p>
      <text:p text:style-name="P12">1. You may not write production code until you have written A failing unit (or Acceptance) test</text:p>
      <text:p text:style-name="P12">2. You may not write more of A unit (or Acceptance ) Test Then is sufficient to fail, and compiling is failing.</text:p>
      <text:p text:style-name="P16">3. You may not write more production code than is sufficient to pass the currently failing test.</text:p>
      <text:p text:style-name="P16"/>
      <text:p text:style-name="P19">What does TDD Means</text:p>
      <text:p text:style-name="P1">Test Driven Development </text:p>
      <text:p text:style-name="P1">Test Oriented <text:s/>Development </text:p>
      <text:p text:style-name="P1">Test Driven Design</text:p>
      <text:p text:style-name="P1">Test Driven Development and Design</text:p>
      <text:p text:style-name="P1"/>
      <text:p text:style-name="P19">TDD Conte<text:span text:style-name="T4">x</text:span>t :</text:p>
      <text:p text:style-name="P1">Engineering Methodology : Waterfal<text:span text:style-name="T4">l</text:span></text:p>
      <text:p text:style-name="P3">Agile Methodologies : <text:s/>Test Driven Development</text:p>
      <text:p text:style-name="P1"/>
      <text:p text:style-name="P19">Unit Testing makes your developer lives easier :</text:p>
      <text:p text:style-name="P1">Easier to find bugs</text:p>
      <text:p text:style-name="P1">Easier to maintain</text:p>
      <text:p text:style-name="P1">Easier to understand</text:p>
      <text:p text:style-name="P1">Easier to develop</text:p>
      <text:p text:style-name="P1"><text:soft-page-break/></text:p>
      <text:p text:style-name="P19">TDD : Does not help</text:p>
      <text:p text:style-name="P1"/>
      <text:p text:style-name="P1">Test Maintainability </text:p>
      <text:p text:style-name="P1">Test Readability </text:p>
      <text:p text:style-name="P31"/>
      <text:p text:style-name="P1"><text:span text:style-name="T3">TDD : </text:span><text:span text:style-name="T2">Does <text:s/>help </text:span></text:p>
      <text:p text:style-name="P1"/>
      <text:p text:style-name="P1">Test</text:p>
      <text:p text:style-name="P1">Design </text:p>
      <text:p text:style-name="P1">Understanding problem at head</text:p>
      <text:p text:style-name="P1">Code coverage </text:p>
      <text:p text:style-name="P1">Contract First Development <text:span text:style-name="T5">(interface) </text:span></text:p>
      <text:p text:style-name="P1">simplify production code </text:p>
      <text:p text:style-name="P1"/>
      <text:p text:style-name="P1"/>
      <text:p text:style-name="P20">Traditional development cycle</text:p>
      <text:p text:style-name="P4">Design -Code -Test</text:p>
      <text:p text:style-name="P4"/>
      <text:p text:style-name="P20">Test-driven development cycle</text:p>
      <text:p text:style-name="P4">Test- Code -Design</text:p>
      <text:p text:style-name="P4"/>
      <text:p text:style-name="P21">The TDD cycle is a three-step process of writing a test :</text:p>
      <text:p text:style-name="P5"><text:s/></text:p>
      <text:p text:style-name="P5">Test - Code – <text:span text:style-name="T6">Refactor </text:span></text:p>
      <text:p text:style-name="P5"/>
      <text:p text:style-name="P6"><text:span text:style-name="T2">Test First <text:s text:c="3"/></text:span><text:s text:c="67"/><text:span text:style-name="T2"><text:s/>Test Last</text:span></text:p>
      <text:p text:style-name="P1"/>
      <text:p text:style-name="P1"><draw:frame draw:style-name="fr1" draw:name="Object2" text:anchor-type="paragraph" svg:x="3.6717in" svg:y="0.1701in" svg:width="3.7346in" svg:height="4.7508in" draw:z-index="1"><draw:object-ole xlink:href="./Object 2" xlink:type="simple" xlink:show="embed" xlink:actuate="onLoad"/><draw:image xlink:href="./ObjectReplacements/Object 2" xlink:type="simple" xlink:show="embed" xlink:actuate="onLoad"/></draw:frame><draw:frame draw:style-name="fr2" draw:name="Object1" text:anchor-type="paragraph" svg:x="-0.5764in" svg:y="-0.4016in" svg:width="4.0783in" svg:height="4.6665in" draw:z-index="0"><draw:object-ole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Test First <text:s text:c="8"/></text:span><text:s text:c="76"/></text:p>
      <text:p text:style-name="P7">Pick a piece of functionality <text:s/></text:p>
      <text:p text:style-name="P7">write a test that expresses a small task that fails </text:p>
      <text:p text:style-name="P9">write production code until test passes</text:p>
      <text:p text:style-name="P9">run all test </text:p>
      <text:p text:style-name="P1"/>
      <text:p text:style-name="P22"><text:s/>Test Last</text:p>
      <text:p text:style-name="P8">Pick a piece of functionality </text:p>
      <text:p text:style-name="P9">write production code that implements entire functionality</text:p>
      <text:p text:style-name="P9">write tests to validate all functionality </text:p>
      <text:p text:style-name="P9">run all test </text:p>
      <text:p text:style-name="P9"/>
      <text:p text:style-name="P23">TDD Challenges :</text:p>
      <text:p text:style-name="P10">Discipline is Required </text:p>
      <text:p text:style-name="P10">Developer are lazy</text:p>
      <text:p text:style-name="P10">It is Hard for Developer to drop bad habits</text:p>
      <text:p text:style-name="P17">Management Doesn’t often understand internal Quality </text:p>
      <text:p text:style-name="P10"/>
      <text:p text:style-name="P24"><text:soft-page-break/>TDD Result</text:p>
      <text:p text:style-name="P11">Higher Quality</text:p>
      <text:p text:style-name="P11">Flexibility</text:p>
      <text:p text:style-name="P11">Readability</text:p>
      <text:p text:style-name="P11">Maintainability</text:p>
      <text:p text:style-name="P11">Predicability</text:p>
      <text:p text:style-name="P11">Simplicity</text:p>
      <text:p text:style-name="P11">Internal and external Quality are Maintain</text:p>
      <text:p text:style-name="P11">A well Designed Application</text:p>
      <text:p text:style-name="P11"/>
      <text:p text:style-name="P13"/>
      <text:p text:style-name="P28">Tools Of The Trade</text:p>
      <text:p text:style-name="P14"/>
      <text:p text:style-name="P14">Unit Test framework</text:p>
      <text:p text:style-name="P14">Mocking Framework</text:p>
      <text:p text:style-name="P14">Automated Build Tool</text:p>
      <text:p text:style-name="P14">Acceptance Test Framework</text:p>
      <text:p text:style-name="P14">Source Code management </text:p>
      <text:p text:style-name="P14">Build and Continuous Integration Servers</text:p>
      <text:p text:style-name="P14">Test Coverage Tools </text:p>
      <text:p text:style-name="P14">Code Quality Tools <text:s text:c="2"/></text:p>
      <text:p text:style-name="P14"/>
      <text:p text:style-name="P26">Tools Of The Trade – <text:span text:style-name="T1">Recommendations : </text:span></text:p>
      <text:p text:style-name="P15"/>
      <text:p text:style-name="P15">Unit Test framework <text:s text:c="2"/>- <text:span text:style-name="T1">Junit </text:span></text:p>
      <text:p text:style-name="P15">Mocking Framework - <text:span text:style-name="T1">Mockito</text:span></text:p>
      <text:p text:style-name="P15">Automated Build Tool - <text:span text:style-name="T1">Maven</text:span></text:p>
      <text:p text:style-name="P15">Acceptance Test Framework - <text:span text:style-name="T1">Selenium</text:span></text:p>
      <text:p text:style-name="P15">Source Code management – <text:span text:style-name="T1">Depends on the project Needs</text:span></text:p>
      <text:p text:style-name="P15">Build and Continuous Integration Servers</text:p>
      <text:p text:style-name="P15">Test Coverage Tools </text:p>
      <text:p text:style-name="P15">Code Quality Tools <text:s text:c="2"/>- <text:span text:style-name="T1">PMD, FindBugs</text:span></text:p>
      <text:p text:style-name="P15"/>
      <text:p text:style-name="P30"/>
      <text:p text:style-name="P32">Some Resource Related to TDD</text:p>
      <text:p text:style-name="P17">Refactoring (fowler)</text:p>
      <text:p text:style-name="P17">Domain Driven Design (Evons)</text:p>
      <text:p text:style-name="P17">Clean Code (Uncle Bob Martin )</text:p>
      <text:p text:style-name="P2"/>
      <text:p text:style-name="P1"/>
      <text:p text:style-name="P29">Best practices : F..I.R.S.T</text:p>
      <text:p text:style-name="P18"/>
      <text:p text:style-name="P18">Fast</text:p>
      <text:p text:style-name="P18">Independent </text:p>
      <text:p text:style-name="P18">Repeatable</text:p>
      <text:p text:style-name="P18">Self-validating </text:p>
      <text:p text:style-name="P18">Timely</text:p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2:04:05.976856891</meta:creation-date>
    <dc:date>2017-05-30T16:19:19.244794509</dc:date>
    <meta:editing-duration>PT2H12M47S</meta:editing-duration>
    <meta:editing-cycles>15</meta:editing-cycles>
    <meta:generator>LibreOffice/5.1.4.2$Linux_X86_64 LibreOffice_project/10m0$Build-2</meta:generator>
    <meta:print-date>2017-05-30T14:29:12.668141552</meta:print-date>
    <meta:document-statistic meta:table-count="0" meta:image-count="0" meta:object-count="2" meta:page-count="6" meta:paragraph-count="97" meta:word-count="416" meta:character-count="2795" meta:non-whitespace-character-count="2274"/>
  </office:meta>
</office:document-meta>
</file>